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0c8198" officeooo:paragraph-rsid="000c8198" style:font-size-asian="10.5pt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0c8198" officeooo:paragraph-rsid="000c8198" style:font-size-asian="10.5pt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0c8198" officeooo:paragraph-rsid="000c8198" style:font-size-asian="10.5pt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0c8198" officeooo:paragraph-rsid="0017e17b" style:font-size-asian="10.5pt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fo:language="pt" fo:country="BR" fo:font-weight="normal" officeooo:rsid="000c8198" officeooo:paragraph-rsid="000c8198" style:font-size-asian="10.5pt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fo:language="pt" fo:country="BR" fo:font-weight="normal" officeooo:rsid="000996c7" officeooo:paragraph-rsid="000996c7" style:font-size-asian="10.5pt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0c8198" officeooo:paragraph-rsid="00207d03" style:font-size-asian="10.5pt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fo:language="pt" fo:country="BR" fo:font-weight="normal" officeooo:rsid="000c8198" officeooo:paragraph-rsid="000c8198" style:font-size-asian="10.5pt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2871cf" officeooo:paragraph-rsid="002871cf" style:font-size-asian="10.5pt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325254" officeooo:paragraph-rsid="00325254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948ee" officeooo:paragraph-rsid="002948ee" style:font-size-asian="10.5pt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normal" officeooo:rsid="002d6904" officeooo:paragraph-rsid="002d6904" style:font-size-asian="10.5pt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weight="normal" officeooo:rsid="002f3d74" officeooo:paragraph-rsid="002f3d74" style:font-size-asian="10.5pt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normal" officeooo:rsid="00303a8b" officeooo:paragraph-rsid="00303a8b" style:font-size-asian="10.5pt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weight="normal" officeooo:rsid="0030662b" officeooo:paragraph-rsid="0030662b" style:font-size-asian="10.5pt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10f7" style:font-style-asian="italic" style:font-style-complex="italic"/>
    </style:style>
    <style:style style:name="T3" style:family="text">
      <style:text-properties fo:font-style="italic" fo:font-weight="bold" officeooo:rsid="002510f7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cae" style:font-style-asian="normal" style:font-style-complex="normal"/>
    </style:style>
    <style:style style:name="T6" style:family="text">
      <style:text-properties fo:font-style="normal" officeooo:rsid="001180a2" style:font-style-asian="normal" style:font-style-complex="normal"/>
    </style:style>
    <style:style style:name="T7" style:family="text">
      <style:text-properties fo:font-style="normal" officeooo:rsid="001afffe" style:font-style-asian="normal" style:font-style-complex="normal"/>
    </style:style>
    <style:style style:name="T8" style:family="text">
      <style:text-properties fo:font-style="normal" officeooo:rsid="001fff56" style:font-style-asian="normal" style:font-style-complex="normal"/>
    </style:style>
    <style:style style:name="T9" style:family="text">
      <style:text-properties fo:font-style="normal" officeooo:rsid="00273b79" style:font-style-asian="normal" style:font-style-complex="normal"/>
    </style:style>
    <style:style style:name="T10" style:family="text">
      <style:text-properties officeooo:rsid="000e5cae"/>
    </style:style>
    <style:style style:name="T11" style:family="text">
      <style:text-properties officeooo:rsid="0017e17b"/>
    </style:style>
    <style:style style:name="T12" style:family="text">
      <style:text-properties style:font-name="Liberation Serif1" officeooo:rsid="0017e17b" style:font-name-asian="Liberation Serif1" style:font-name-complex="Liberation Serif1"/>
    </style:style>
    <style:style style:name="T13" style:family="text">
      <style:text-properties officeooo:rsid="0019d1f0"/>
    </style:style>
    <style:style style:name="T14" style:family="text">
      <style:text-properties officeooo:rsid="001cc073"/>
    </style:style>
    <style:style style:name="T15" style:family="text">
      <style:text-properties officeooo:rsid="001d8731"/>
    </style:style>
    <style:style style:name="T16" style:family="text">
      <style:text-properties officeooo:rsid="00207d03"/>
    </style:style>
    <style:style style:name="T17" style:family="text">
      <style:text-properties officeooo:rsid="002510f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lo's Shop</text:p>
      <text:p text:style-name="P5"/>
      <text:p text:style-name="P3"><text:tab/>Paulo é um empreendendor, quando ele não está treinando para maratonas de programação ele está cuidando da sua loja de camisas a Paulo's Shop. Em um dia movimetado em sua loja Paulo se deparou com o seguinte problema, <text:span text:style-name="T1">N </text:span><text:span text:style-name="T4">pe</text:span><text:span text:style-name="T6">s</text:span><text:span text:style-name="T4">soas estavam em seu estabalecimento e todas elas queriam comprar camisas. Cada uma dessas </text:span><text:span text:style-name="T1">N</text:span><text:span text:style-name="T4"> pessoas tem preferência por uma cor específica de camisa, onde as cores podem ser “azul”, “amarela” ou “vermelha” . Cada cor de camisa possui um preço específico. </text:span></text:p>
      <text:p text:style-name="P3"><text:span text:style-name="T4"><text:tab/>Todas as pessoas na loja tem a mente muito aberta e aceitarão comprar uma camisa de outra cor </text:span><text:span text:style-name="T7">caso a cor de sua preferência não esteja mais disponível</text:span><text:span text:style-name="T4">, entretanto, </text:span><text:span text:style-name="T5">cada pessoa irá</text:span><text:span text:style-name="T4"> pagar apenas </text:span><text:span text:style-name="T8">50</text:span><text:span text:style-name="T4">% do valor pela cor diferente. Paulo está muito ocupado e ped</text:span><text:span text:style-name="T9">iu</text:span><text:span text:style-name="T4"> a sua ajuda para calcular o MÁXIMO de lucro que ele pode ter vendendo camisas para as pessoas que estão em sua loja.</text:span></text:p>
      <text:p text:style-name="P6"/>
      <text:p text:style-name="P2">ENTRADA</text:p>
      <text:p text:style-name="P5"/>
      <text:p text:style-name="P7"><text:tab/>A primeira linha da entrada contém um inteiro <text:span text:style-name="T15">1</text:span> <text:span text:style-name="T12">≤</text:span> N <text:span text:style-name="T12">≤</text:span><text:span text:style-name="T11"><draw:frame draw:style-name="fr1" draw:name="Object1" text:anchor-type="as-char" svg:y="-0.172in" svg:width="0.2984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span>referente ao número de pessoas na loja. A segunda linha da entrada com três inteiros <text:span text:style-name="T16">A, B e C (A, B, C </text:span><text:span text:style-name="T12">≤</text:span><text:span text:style-name="T14"> 100), </text:span>representando a quantidade <text:span text:style-name="T14">de</text:span> camisas “azul”, “amarela” e “vermelha” respectivamente.</text:p>
      <text:p text:style-name="P7"><text:tab/>A terceira linha de entrada contêm três inteiros <text:span text:style-name="T16">D, F e G (D, F, G </text:span><text:span text:style-name="T12">≤</text:span><text:span text:style-name="T11"> 100) </text:span>que representam o preço das camisas “azul”, “amarela” e “vermelha” respectivamente.</text:p>
      <text:p text:style-name="P4"><text:tab/>As próximas N linhas contém <text:span text:style-name="T10">uma</text:span> string (azul, amarela, vermelha) referente a cor de preferência da <text:span text:style-name="T3">i</text:span>-ésima pessoa.</text:p>
      <text:p text:style-name="P5"/>
      <text:p text:style-name="P2">SAÍDA</text:p>
      <text:p text:style-name="P5"/>
      <text:p text:style-name="P3"><text:tab/>Um único <text:span text:style-name="T13">valor real com precisão de 2 casas decimais</text:span> referente ao <text:span text:style-name="T11">valor</text:span> máximo que Paulo pode <text:span text:style-name="T11">obter</text:span> vendendo camisas às pessoas em sua loja.</text:p>
      <text:p text:style-name="P5"/>
      <text:p text:style-name="P9">EXEMPLO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ENTRADA</text:p>
          </table:table-cell>
          <table:table-cell table:style-name="Table1.B1" office:value-type="string">
            <text:p text:style-name="P11">SAÍDA</text:p>
          </table:table-cell>
        </table:table-row>
        <table:table-row>
          <table:table-cell table:style-name="Table1.A2" office:value-type="string">
            <text:p text:style-name="P15">4</text:p>
            <text:p text:style-name="P12">2 2 2</text:p>
            <text:p text:style-name="P13">3 4 5</text:p>
            <text:p text:style-name="P14">azul</text:p>
            <text:p text:style-name="P14">azul</text:p>
            <text:p text:style-name="P15">azul</text:p>
            <text:p text:style-name="P15">azul</text:p>
          </table:table-cell>
          <table:table-cell table:style-name="Table1.B2" office:value-type="string">
            <text:p text:style-name="P10">11.00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11-23T19:18:19.947863575</meta:creation-date>
    <dc:date>2016-11-23T22:51:54.130840940</dc:date>
    <dc:creator>paulofelipe </dc:creator>
    <meta:editing-duration>PT1H33M1S</meta:editing-duration>
    <meta:editing-cycles>39</meta:editing-cycles>
    <meta:generator>LibreOffice/4.3.3.2$Linux_X86_64 LibreOffice_project/430m0$Build-2</meta:generator>
    <meta:document-statistic meta:table-count="1" meta:image-count="0" meta:object-count="1" meta:page-count="2" meta:paragraph-count="20" meta:word-count="285" meta:character-count="1594" meta:non-whitespace-character-count="1322"/>
  </office:meta>
</office:document-meta>
</file>

<file path=Object 1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